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Basic/Standard/script-lb.xml" manifest:media-type="text/xml"/>
  <manifest:file-entry manifest:full-path="Basic/Standard/SortDaten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8.99pt"/>
    </style:style>
    <style:style style:name="co7" style:family="table-column">
      <style:table-column-properties fo:break-before="auto" style:column-width="54.7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10.9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46.91pt"/>
    </style:style>
    <style:style style:name="co12" style:family="table-column">
      <style:table-column-properties fo:break-before="auto" style:column-width="14.54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41.7pt"/>
    </style:style>
    <style:style style:name="co15" style:family="table-column">
      <style:table-column-properties fo:break-before="auto" style:column-width="17.2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22.14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17.0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ffff66" fo:padding="2.01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256.08pt" svg:height="112.56pt" svg:x="913.89pt" svg:y="41.33pt" draw:caption-point-x="-41.84pt" draw:caption-point-y="-41.05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5]" office:value-type="float" office:value="2.01" calcext:value-type="float">
            <text:p>2.01</text:p>
          </table:table-cell>
          <table:table-cell table:style-name="ce4" table:formula="of:=[.E15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3" calcext:value-type="float">
            <text:p>2.01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105" calcext:value-type="float">
            <text:p>1.10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9" calcext:value-type="float">
            <text:p>0.10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301" calcext:value-type="float">
            <text:p>1.3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2" calcext:value-type="float">
            <text:p>1.3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2" calcext:value-type="float">
            <text:p>0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303" calcext:value-type="float">
            <text:p>1.30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4" calcext:value-type="float">
            <text:p>1.30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5" calcext:value-type="float">
            <text:p>1.30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7" calcext:value-type="float">
            <text:p>1.30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9" calcext:value-type="float">
            <text:p>1.0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number-columns-repeated="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515" calcext:value-type="float">
            <text:p>1.5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3" office:value-type="float" office:value="1.516" calcext:value-type="float">
            <text:p>1.5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1" calcext:value-type="float">
            <text:p>1.3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513" calcext:value-type="float">
            <text:p>1.5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3" calcext:value-type="float">
            <text:p>1.3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31]" office:value-type="float" office:value="4.08" calcext:value-type="float">
            <text:p>4.08</text:p>
          </table:table-cell>
          <table:table-cell table:style-name="ce4" table:formula="of:=[.E131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4" calcext:value-type="float">
            <text:p>1.32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office:value-type="string" calcext:value-type="string">
            <text:p>Seines Reiches wird kein Ende sein</text:p>
          </table:table-cell>
          <table:table-cell table:style-name="ce61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43]" office:value-type="float" office:value="4.17" calcext:value-type="float">
            <text:p>4.17</text:p>
          </table:table-cell>
          <table:table-cell table:style-name="ce4" table:formula="of:=[.E143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0]" office:value-type="float" office:value="4.23" calcext:value-type="float">
            <text:p>4.23</text:p>
          </table:table-cell>
          <table:table-cell table:style-name="ce4" table:formula="of:=[.E150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55]" office:value-type="float" office:value="5.03" calcext:value-type="float">
            <text:p>5.03</text:p>
          </table:table-cell>
          <table:table-cell table:style-name="ce4" table:formula="of:=[.E155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3.327" calcext:value-type="float">
            <text:p>13.3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8" calcext:value-type="float">
            <text:p>13.3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9" calcext:value-type="float">
            <text:p>13.3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83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84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jenseitigen Ufer im Land der Gadarener (genannt Galiläa): Die Heilung von zwei Besessenen/eines Besessen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6]" office:value-type="float" office:value="9.34" calcext:value-type="float">
            <text:p>9.34</text:p>
          </table:table-cell>
          <table:table-cell table:style-name="ce4" table:formula="of:=[.E206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10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14]" office:value-type="float" office:value="10.07" calcext:value-type="float">
            <text:p>10.07</text:p>
          </table:table-cell>
          <table:table-cell table:style-name="ce4" table:formula="of:=[.E214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20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1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2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3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Pharisäer und/oder Herodianer wollen Jesus umbringen / 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ll nicht offenbart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rd den Nationen Gericht ankünd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er treibt die Dämonen durch Beelzebub aus (Die Lästerung gegen den Heiligen Geist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" calcext:value-type="float">
            <text:p>8.190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7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9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1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3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 table:number-columns-repeated="3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number-columns-repeated="3"/>
          <table:table-cell table:style-name="ce4" office:value-type="float" office:value="10.24" calcext:value-type="float">
            <text:p>10.24</text:p>
          </table:table-cell>
          <table:table-cell table:style-name="Default"/>
          <table:table-cell table:number-columns-repeated="3"/>
          <table:table-cell table:style-name="ce3" office:value-type="float" office:value="3.244" calcext:value-type="float">
            <text:p>3.244</text:p>
          </table:table-cell>
          <table:table-cell table:number-columns-repeated="15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77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9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1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2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3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6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91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3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8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03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07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08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3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5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6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32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39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43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62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72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73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74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76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86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92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02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406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6" calcext:value-type="float">
            <text:p>11.15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21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14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59"/>
      </table:named-expressions>
      <table:database-ranges>
        <table:database-range table:name="SortierRange" table:target-range-address="Parallelstellen.C2:Parallelstellen.AM459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5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23:16:50.1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20-02-01T00:47:43.472000000</dc:date>
    <meta:editing-duration>P1DT22H22M45S</meta:editing-duration>
    <meta:editing-cycles>318</meta:editing-cycles>
    <meta:generator>LibreOffice/6.2.5.2$Windows_X86_64 LibreOffice_project/1ec314fa52f458adc18c4f025c545a4e8b22c159</meta:generator>
    <meta:document-statistic meta:table-count="1" meta:cell-count="3108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